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October 7-14</text:span>: Starting development work. Downloaded and configured a Ubuntu 14.04 environment for working. Became familiar with bash and linux environment. Downloaded and installed ROS Indigo and went through the 20 beginner and 10 industrial tutorials learning ROS bash, scripting in python, communications, nodes, making packages and nodes, and ROScore. </text:p>
      <text:p text:style-name="Standard"/>
      <text:p text:style-name="Standard"><text:span text:style-name="T1">Things I did not Complete</text:span>: N/A.</text:p>
      <text:p text:style-name="Standard"/>
      <text:p text:style-name="Standard"><text:span text:style-name="T1">Deliverables for the next week:</text:span> homologate systems between me and Kazuaki. In particular, Ubuntu 12.04 and ROS Hydro are necessary to avoid issues. Download the Denso ROS package from Singapore and get it running locally. Find launch files.</text:p>
      <text:p text:style-name="Standard"/>
      <text:p text:style-name="Standard"/>
      <text:p text:style-name="Standard"/>
      <text:p text:style-name="Standard"><text:span text:style-name="T1">October 14-21</text:span>: <text:s/>Configured a new VM through VMware to run Ubuntu 12.04 and installed ROS hydro on it. Determined differences in the ROS distros and updated my notes to conform with such differences. Downloaded and installed the Singapore denso_ros distro and it's implied dependencies for it's libraries and determined the sub-library dependencies to install and configure. Configured their catkin_ws to my robot_ws and packed the distro. Ran their example to make sure installation went correctly, ran into issues I suspect to derive from the lack of actual hardware attached to my computer and robot controller firmware not available. Errors seem to imply this and writing tests to confirm. </text:p>
      <text:p text:style-name="Standard"/>
      <text:p text:style-name="Standard">Roslaunch denso_control denso_rrt_controller.launch returns a failure to connect with F/T sensor and failure to connect with netft with IP 192.168.0.12. <text:tab/><text:tab/><text:tab/><text:tab/><text:tab/><text:tab/>(1)</text:p>
      <text:p text:style-name="Standard"/>
      <text:p text:style-name="Standard">Roslaunch denso_control joint_trajectory_controller.launch returns a failure to find parameter robot_description on parameter server –&gt; killing state_publisher. Controller spawner can't find expected controller_manager ROS interface and the process “finished cleanly”.<text:tab/><text:tab/>(2)</text:p>
      <text:p text:style-name="Standard"/>
      <text:p text:style-name="Standard">Roslaunch denso_manipulation follow_trajectory_goals.launch tries to find denso/joint_states topic after starting follow_trajectory_goals node. <text:tab/><text:tab/><text:tab/><text:tab/><text:tab/><text:tab/><text:tab/>(3)</text:p>
      <text:p text:style-name="Standard"/>
      <text:p text:style-name="Standard">Errors (1) and (3) are clearly from lack of a F/T sensor and joint_states, respectively. Error (2) may derive from firmware on the controller, but need to find the parameter server to identify its hardware dependencies. </text:p>
      <text:p text:style-name="Standard"><text:line-break/><text:span text:style-name="T1">Things I did not Complete</text:span>: Getting the Singapore ROS distro running locally. </text:p>
      <text:p text:style-name="Standard"/>
      <text:p text:style-name="Standard"><text:span text:style-name="T1">Questions</text:span>: Robotiq gripper? What do you want me to get done this week w/o hardware in front of me?</text:p>
      <text:p text:style-name="Standard"/>
      <text:p text:style-name="Standard"><text:span text:style-name="T1">Deliverables for next week</text:span>: Talk to Bretl and Kazuaki for details on how to proceed with software and /or help Kazuaki with the setup </text:p>
      <text:p text:style-name="Standard"/>
      <text:p text:style-name="Standard"/>
      <text:p text:style-name="Standard"/>
      <text:p text:style-name="Standard"/>
      <text:p text:style-name="Standard"/>
      <text:p text:style-name="Standard"/>
      <text:p text:style-name="Standard"><text:soft-page-break/><text:span text:style-name="T1">October 21-28</text:span>: Sourced errors from last week and determined them all to be from lack of hardware. Emailed Francisco and asked him for more information about the denso_ros distro and informed me it is still rather experimental and constantly changing. Also updated the hydro-devel branch with newest information and dependencies. Amongst the changes is a simulation of the robot with a 'fake' HIL controller and enough information for me to probably make one of the ABB when time comes. Cloned all necessary items and openrave_catkin has openrave dependencies that it cannot resolve as it “Cannot locate rosdep definition for [openrave]”. I believe this is due to:</text:p>
      <text:list xml:id="list14838097061" text:style-name="L1">
        <text:list-item>
          <text:p text:style-name="P1">openrave is a package not in instructions to clone.</text:p>
        </text:list-item>
        <text:list-item>
          <text:p text:style-name="P1">When cloning openrave from git source, new error arising from OpenRAVE capitalization and lack of rosdep tag. Probably need to instead install the openrave ros node specifically. </text:p>
        </text:list-item>
      </text:list>
      <text:p text:style-name="Standard">If installed, rosdep should install the openrave and close the openrave_catkin issues given that openrave_catkin calls openrave node correctly. </text:p>
      <text:p text:style-name="Standard"/>
      <text:p text:style-name="Standard">Some doubt exists since rosdep didn't immediately install openrave node when the &lt;depend_run &lt;openrave&gt; <text:s/>depend_run/&gt; was called in the xml file. Tried to install the OpenRAVE ros node and “sudo apt-get build-dep openrave” throws error “picking openrave0.8-dp as source package instead of openrave” then “unable to find a source package for openrave0.8-dp”, went on with the build to see what happens. Build has an unclear error. </text:p>
      <text:p text:style-name="Standard"/>
      <text:p text:style-name="Standard">Work progresses on this topic. Need to resolve openrave_catkin issues before being about to work on the HIL simulator. FIX: remove openrave dependency from openrave_catkin package.xml file and manually install to satisfy dependency. </text:p>
      <text:p text:style-name="Standard"/>
      <text:p text:style-name="Standard">The issue described in 2) of capitalization and naming convention may need to be more seriously addressed. In attempting to download openrave via stock instructions I get a gnutls_handshake() error due to issues in communicating to the ppa. No openrave files show up in my directory. FIX: handshake() due to sudo apt-get update steps. Fixed by going into the source.list.d and removing redundent or incorrect files from other attempts. </text:p>
      <text:p text:style-name="Standard"/>
      <text:p text:style-name="Standard"><text:span text:style-name="T1">Things I did not complete:</text:span> Getting the simulation running with the provided install instructions. Working on issues and once resolved will inform Francisco to update readme.md. </text:p>
      <text:p text:style-name="Standard"/>
      <text:p text:style-name="Standard"><text:span text:style-name="T1">Questions</text:span>: How to install openrave (as node, stand alone etc) and how to get openrave_catkin to understand. </text:p>
      <text:p text:style-name="Standard"/>
      <text:p text:style-name="Standard"><text:span text:style-name="T1">Deliverables</text:span>: Continue work and get fake HIL controller functioning for this following week. Will be at a conference, so may be limited in scop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October 28 – November 4:</text:span> Openrave0.8 version install successful- issues were that the source files were not stored. Terminal calls to Openrave work, but there aren't any local files to tell me it worked. When attempted to compile workspace errors arose. After a couple of emails from Francisco, it's clear that Openrave0.9 is required over 0.8. I want to start with a clean workspace from all the issues I had this last week so I am deleting the robot_ws and replacing it with a newly made catkin_ws in compilance with Francisco's new install instructions after I install all catkin_ws files to make sure I don't delete unique work. </text:p>
      <text:p text:style-name="Standard"/>
      <text:p text:style-name="Standard">I asked Kaz for a desk and he let me squat in a desk at CSL north where I have a workstation with my monitors and sufficient room to work without having to go off-campus home to work. Due to the conference and lack of time at it, I'm still working on getting the workspace functional. </text:p>
      <text:p text:style-name="Standard"/>
      <text:p text:style-name="Standard"/>
      <text:p text:style-name="Standard">Documenting specific actions NOT in stock installation instructions from rev 1 for catkin_ws:</text:p>
      <text:list xml:id="list195124091" text:style-name="L2">
        <text:list-item>
          <text:p text:style-name="P2">In catkin_ws/package.xml remove the 2 lines with 'openrave' as a dependency to allow rosdep to work. Manually install. </text:p>
        </text:list-item>
        <text:list-item>
          <text:p text:style-name="P2">Installed openrave (current version from git, 0.9? not specified), with instructions in my ros-devel git repo as 'OpenRAVE current install instructions (0.9)' before compiling workspace with catkin_make.</text:p>
          <text:list>
            <text:list-item>
              <text:p text:style-name="P2">In this, since libassimp3.0-r1264-dev is gone, errors will be thrown many of the openrave installs for python. Just do each individually and ignore the errors if deriving from libassimp3.0. I periodically deleted it between installs since sometimes it come automatically back as a depend. </text:p>
            </text:list-item>
            <text:list-item>
              <text:p text:style-name="P2">To check install, run command “openrave” if a white window with some sliders open, you're golden.</text:p>
            </text:list-item>
          </text:list>
        </text:list-item>
      </text:list>
      <text:p text:style-name="Standard"/>
      <text:p text:style-name="Standard">Trying the openrav.py –example hanoi proves proper install (although linux complained sometimes saying it didn't work with the libassimp3.0 garbage. </text:p>
      <text:p text:style-name="Standard"/>
      <text:p text:style-name="Standard">Issues in catkin_make the workspace continue. The error from when I was running Openrave0.8 was with KinBody. Now with Openrave0.9 with the master branch- it is with RegisterBodyCallback. I tried <text:s/>with the latest_stable 0.9 branch over the master, found issues with CollisionReport class not having member numCols when simply 'make' it, unrelated to catkin_make, reverting back to the master branch to ask Francisco about both these results. </text:p>
      <text:p text:style-name="Standard"/>
      <text:p text:style-name="Standard">Update: Francisco recommends removing or_rviz and changing “Rviz” to “QTCoin” for the visualizer which is (??) stock? With openrave. When I removed or_rviz from the workspace it compiled! (small victories) and the simulator commands do not throw errors but still decripting. Need to figure out how to replace the QTCoin marks and get the simulator to work. </text:p>
      <text:p text:style-name="Standard"/>
      <text:p text:style-name="Standard"><text:span text:style-name="T1">Things I did not complete:</text:span> Resolving callback issues to get the workspace to compile </text:p>
      <text:p text:style-name="Standard"/>
      <text:p text:style-name="Standard"><text:span text:style-name="T1">Questions</text:span>: Resolving the RegisterBodyCallback issues. Also What's QTCoin and do I have it? </text:p>
      <text:p text:style-name="Standard"/>
      <text:p text:style-name="Standard"><text:span text:style-name="T1">Deliverables</text:span>: Get the Singapore system up and running locally, figure out QTCoin and simulator with missing or_rvi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Progress Reporter for Steve Macenski in Bretl Research Group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7:49:48</meta:creation-date>
    <dc:date>2015-11-02T21:08:27</dc:date>
    <meta:editing-duration>PT4H12M48S</meta:editing-duration>
    <meta:editing-cycles>28</meta:editing-cycles>
    <meta:generator>LibreOffice/3.5$Linux_X86_64 LibreOffice_project/350m1$Build-2</meta:generator>
    <meta:document-statistic meta:table-count="0" meta:image-count="0" meta:object-count="0" meta:page-count="3" meta:paragraph-count="35" meta:word-count="1238" meta:character-count="8033" meta:non-whitespace-character-count="6795"/>
  </office:meta>
</office:document-meta>
</file>